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9" table:default-cell-style-name="Default"/>
        <table:table-row table:style-name="ro1">
          <table:table-cell table:style-name="Default" office:value-type="string">
            <text:p>Solar BBQ figure</text:p>
          </table:table-cell>
          <table:table-cell table:style-name="Default"/>
          <table:table-cell office:value-type="string">
            <text:p>r=</text:p>
          </table:table-cell>
          <table:table-cell office:value-type="float" office:value="877">
            <text:p>877</text:p>
          </table:table-cell>
          <table:table-cell office:value-type="string">
            <text:p>mm</text:p>
          </table:table-cell>
          <table:table-cell office:value-type="string">
            <text:p>Radius of parabola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string">
            <text:p>f=</text:p>
          </table:table-cell>
          <table:table-cell office:value-type="float" office:value="500">
            <text:p>500</text:p>
          </table:table-cell>
          <table:table-cell office:value-type="string">
            <text:p>mm</text:p>
          </table:table-cell>
          <table:table-cell office:value-type="string">
            <text:p>Focus cooking height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string">
            <text:p>a=</text:p>
          </table:table-cell>
          <table:table-cell office:value-type="float" office:value="57">
            <text:p>57</text:p>
          </table:table-cell>
          <table:table-cell office:value-type="string">
            <text:p>deg</text:p>
          </table:table-cell>
          <table:table-cell office:value-type="string">
            <text:p>Sun's angle from horisontal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string">
            <text:p>xm,xx,dx</text:p>
          </table:table-cell>
          <table:table-cell office:value-type="float" office:value="350">
            <text:p>350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string">
            <text:p>mm</text:p>
          </table:table-cell>
          <table:table-cell office:value-type="string">
            <text:p>Mirror horizontal start, end and step distances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Define mirror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>
            <text:p>x</text:p>
          </table:table-cell>
          <table:table-cell table:style-name="Default" office:value-type="string">
            <text:p>Mirror</text:p>
          </table:table-cell>
          <table:table-cell office:value-type="string">
            <text:p>X2</text:p>
          </table:table-cell>
          <table:table-cell office:value-type="string">
            <text:p>X3</text:p>
          </table:table-cell>
          <table:table-cell/>
          <table:table-cell office:value-type="string">
            <text:p>Focus plane</text:p>
          </table:table-cell>
          <table:table-cell table:number-columns-repeated="5"/>
        </table:table-row>
        <table:table-row table:style-name="ro1">
          <table:table-cell table:style-name="Default" office:value-type="float" office:value="-200">
            <text:p>-200</text:p>
          </table:table-cell>
          <table:table-cell table:formula="of:=[.$D$1]*(1-SQRT(1-([.$A7]/[.$D$1])^2))" office:value-type="float" office:value="23.1094917965185">
            <text:p>23.1094917965</text:p>
          </table:table-cell>
          <table:table-cell table:formula="of:=[.$A7] - ([.$D$2]- [.$B7])/TAN(3.14158*[.$D$3]/180)" office:value-type="float" office:value="-509.699033922619">
            <text:p>-509.6990339226</text:p>
          </table:table-cell>
          <table:table-cell table:formula="of:=[.$A7]  + ([.$D$2] - [.$B7])*(TAN((90 - [.$D$3])*3.14159/180 - 2*ASIN([.$A7]/[.$D$1])))" office:value-type="float" office:value="605.241294414145">
            <text:p>605.2412944141</text:p>
          </table:table-cell>
          <table:table-cell office:value-type="float" office:value="-200">
            <text:p>-200</text:p>
          </table:table-cell>
          <table:table-cell table:style-name="ce1" table:formula="of:=[.$D$2]" office:value-type="float" office:value="500">
            <text:p>500</text:p>
          </table:table-cell>
          <table:table-cell table:number-columns-repeated="5"/>
        </table:table-row>
        <table:table-row table:style-name="ro1">
          <table:table-cell table:formula="of:=[.$A7]+[.$F$4]" office:value-type="float" office:value="-150">
            <text:p>-150</text:p>
          </table:table-cell>
          <table:table-cell table:formula="of:=[.$D$1]*(1-SQRT(1-([.$A8]/[.$D$1])^2))" office:value-type="float" office:value="12.9230358353487">
            <text:p>12.9230358353</text:p>
          </table:table-cell>
          <table:table-cell table:formula="of:=[.$A8] - ([.$D$2]- [.$B8])/TAN(3.14158*[.$D$3]/180)" office:value-type="float" office:value="-466.314253802238">
            <text:p>-466.3142538022</text:p>
          </table:table-cell>
          <table:table-cell table:formula="of:=[.$A8]  + ([.$D$2] - [.$B8])*(TAN((90 - [.$D$3])*3.14159/180 - 2*ASIN([.$A8]/[.$D$1])))" office:value-type="float" office:value="489.29382181156">
            <text:p>489.2938218116</text:p>
          </table:table-cell>
          <table:table-cell office:value-type="float" office:value="300">
            <text:p>300</text:p>
          </table:table-cell>
          <table:table-cell table:style-name="ce1" table:formula="of:=[.$D$2]" office:value-type="float" office:value="500">
            <text:p>500</text:p>
          </table:table-cell>
          <table:table-cell table:number-columns-repeated="5"/>
        </table:table-row>
        <table:table-row table:style-name="ro1">
          <table:table-cell table:formula="of:=[.$A8]+[.$F$4]" office:value-type="float" office:value="-100">
            <text:p>-100</text:p>
          </table:table-cell>
          <table:table-cell table:formula="of:=[.$D$1]*(1-SQRT(1-([.$A9]/[.$D$1])^2))" office:value-type="float" office:value="5.71990726288255">
            <text:p>5.7199072629</text:p>
          </table:table-cell>
          <table:table-cell table:formula="of:=[.$A9] - ([.$D$2]- [.$B9])/TAN(3.14158*[.$D$3]/180)" office:value-type="float" office:value="-420.992061227085">
            <text:p>-420.9920612271</text:p>
          </table:table-cell>
          <table:table-cell table:formula="of:=[.$A9]  + ([.$D$2] - [.$B9])*(TAN((90 - [.$D$3])*3.14159/180 - 2*ASIN([.$A9]/[.$D$1])))" office:value-type="float" office:value="413.539102210699">
            <text:p>413.5391022107</text:p>
          </table:table-cell>
          <table:table-cell table:number-columns-repeated="7"/>
        </table:table-row>
        <table:table-row table:style-name="ro1">
          <table:table-cell table:formula="of:=[.$A9]+[.$F$4]" office:value-type="float" office:value="-50">
            <text:p>-50</text:p>
          </table:table-cell>
          <table:table-cell table:formula="of:=[.$D$1]*(1-SQRT(1-([.$A10]/[.$D$1])^2))" office:value-type="float" office:value="1.42647367568269">
            <text:p>1.4264736757</text:p>
          </table:table-cell>
          <table:table-cell table:formula="of:=[.$A10] - ([.$D$2]- [.$B10])/TAN(3.14158*[.$D$3]/180)" office:value-type="float" office:value="-373.780274058529">
            <text:p>-373.7802740585</text:p>
          </table:table-cell>
          <table:table-cell table:formula="of:=[.$A10]  + ([.$D$2] - [.$B10])*(TAN((90 - [.$D$3])*3.14159/180 - 2*ASIN([.$A10]/[.$D$1])))" office:value-type="float" office:value="361.528548392005">
            <text:p>361.528548392</text:p>
          </table:table-cell>
          <table:table-cell/>
          <table:table-cell office:value-type="string">
            <text:p>Radial line</text:p>
          </table:table-cell>
          <table:table-cell table:number-columns-repeated="5"/>
        </table:table-row>
        <table:table-row table:style-name="ro1">
          <table:table-cell table:formula="of:=[.$A10]+[.$F$4]" office:value-type="float" office:value="0">
            <text:p>0</text:p>
          </table:table-cell>
          <table:table-cell table:formula="of:=[.$D$1]*(1-SQRT(1-([.$A11]/[.$D$1])^2))" office:value-type="float" office:value="0">
            <text:p>0</text:p>
          </table:table-cell>
          <table:table-cell table:formula="of:=[.$A11] - ([.$D$2]- [.$B11])/TAN(3.14158*[.$D$3]/180)" office:value-type="float" office:value="-324.706645021413">
            <text:p>-324.7066450214</text:p>
          </table:table-cell>
          <table:table-cell table:formula="of:=[.$A11]  + ([.$D$2] - [.$B11])*(TAN((90 - [.$D$3])*3.14159/180 - 2*ASIN([.$A11]/[.$D$1])))" office:value-type="float" office:value="324.703450769057">
            <text:p>324.7034507691</text:p>
          </table:table-cell>
          <table:table-cell table:formula="of:=[.$A$15]" office:value-type="float" office:value="200">
            <text:p>200</text:p>
          </table:table-cell>
          <table:table-cell table:style-name="ce1" table:formula="of:=[.$B$15]" office:value-type="float" office:value="23.1094917965185">
            <text:p>23.1094917965</text:p>
          </table:table-cell>
          <table:table-cell table:number-columns-repeated="5"/>
        </table:table-row>
        <table:table-row table:style-name="ro1">
          <table:table-cell table:formula="of:=[.$A11]+[.$F$4]" office:value-type="float" office:value="50">
            <text:p>50</text:p>
          </table:table-cell>
          <table:table-cell table:formula="of:=[.$D$1]*(1-SQRT(1-([.$A12]/[.$D$1])^2))" office:value-type="float" office:value="1.42647367568269">
            <text:p>1.4264736757</text:p>
          </table:table-cell>
          <table:table-cell table:formula="of:=[.$A12] - ([.$D$2]- [.$B12])/TAN(3.14158*[.$D$3]/180)" office:value-type="float" office:value="-273.780274058529">
            <text:p>-273.7802740585</text:p>
          </table:table-cell>
          <table:table-cell table:formula="of:=[.$A12]  + ([.$D$2] - [.$B12])*(TAN((90 - [.$D$3])*3.14159/180 - 2*ASIN([.$A12]/[.$D$1])))" office:value-type="float" office:value="298.180668055585">
            <text:p>298.1806680556</text:p>
          </table:table-cell>
          <table:table-cell office:value-type="float" office:value="0">
            <text:p>0</text:p>
          </table:table-cell>
          <table:table-cell table:formula="of:=[.$D$1]" office:value-type="float" office:value="877">
            <text:p>877</text:p>
          </table:table-cell>
          <table:table-cell table:number-columns-repeated="5"/>
        </table:table-row>
        <table:table-row table:style-name="ro1">
          <table:table-cell table:formula="of:=[.$A12]+[.$F$4]" office:value-type="float" office:value="100">
            <text:p>100</text:p>
          </table:table-cell>
          <table:table-cell table:formula="of:=[.$D$1]*(1-SQRT(1-([.$A13]/[.$D$1])^2))" office:value-type="float" office:value="5.71990726288255">
            <text:p>5.7199072629</text:p>
          </table:table-cell>
          <table:table-cell table:formula="of:=[.$A13] - ([.$D$2]- [.$B13])/TAN(3.14158*[.$D$3]/180)" office:value-type="float" office:value="-220.992061227085">
            <text:p>-220.9920612271</text:p>
          </table:table-cell>
          <table:table-cell table:formula="of:=[.$A13]  + ([.$D$2] - [.$B13])*(TAN((90 - [.$D$3])*3.14159/180 - 2*ASIN([.$A13]/[.$D$1])))" office:value-type="float" office:value="278.977428020782">
            <text:p>278.9774280208</text:p>
          </table:table-cell>
          <table:table-cell table:number-columns-repeated="7"/>
        </table:table-row>
        <table:table-row table:style-name="ro1">
          <table:table-cell table:formula="of:=[.$A13]+[.$F$4]" office:value-type="float" office:value="150">
            <text:p>150</text:p>
          </table:table-cell>
          <table:table-cell table:formula="of:=[.$D$1]*(1-SQRT(1-([.$A14]/[.$D$1])^2))" office:value-type="float" office:value="12.9230358353487">
            <text:p>12.9230358353</text:p>
          </table:table-cell>
          <table:table-cell table:formula="of:=[.$A14] - ([.$D$2]- [.$B14])/TAN(3.14158*[.$D$3]/180)" office:value-type="float" office:value="-166.314253802238">
            <text:p>-166.3142538022</text:p>
          </table:table-cell>
          <table:table-cell table:formula="of:=[.$A14]  + ([.$D$2] - [.$B14])*(TAN((90 - [.$D$3])*3.14159/180 - 2*ASIN([.$A14]/[.$D$1])))" office:value-type="float" office:value="265.172997812761">
            <text:p>265.1729978128</text:p>
          </table:table-cell>
          <table:table-cell/>
          <table:table-cell office:value-type="string">
            <text:p>Sun line</text:p>
          </table:table-cell>
          <table:table-cell table:number-columns-repeated="4"/>
          <table:table-cell>
            <draw:frame table:end-cell-address="Sheet1.U45" table:end-x="1.338cm" table:end-y="0.135cm" draw:z-index="0" draw:style-name="gr1" draw:text-style-name="P1" svg:width="22.302cm" svg:height="13.887cm" svg:x="1.617cm" svg:y="0.267cm">
              <draw:object draw:notify-on-update-of-ranges="Sheet1.A7:Sheet1.A15 Sheet1.B6:Sheet1.B6 Sheet1.B7:Sheet1.B15 Sheet1.E11:Sheet1.E12 Sheet1.F10:Sheet1.F10 Sheet1.F11:Sheet1.F12 Sheet1.E7:Sheet1.E8 Sheet1.F6:Sheet1.F6 Sheet1.F7:Sheet1.F8 Sheet1.E15:Sheet1.E16 Sheet1.F14:Sheet1.F14 Sheet1.F15:Sheet1.F16 Sheet1.E19:Sheet1.E20 Sheet1.F18:Sheet1.F18 Sheet1.F19:Sheet1.F20 Sheet1.F22:Sheet1.F22 Sheet1.F23:Sheet1.F24 Sheet1.E23:Sheet1.E2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formula="of:=[.$A14]+[.$F$4]" office:value-type="float" office:value="200">
            <text:p>200</text:p>
          </table:table-cell>
          <table:table-cell table:formula="of:=[.$D$1]*(1-SQRT(1-([.$A15]/[.$D$1])^2))" office:value-type="float" office:value="23.1094917965185">
            <text:p>23.1094917965</text:p>
          </table:table-cell>
          <table:table-cell table:formula="of:=[.$A15] - ([.$D$2]- [.$B15])/TAN(3.14158*[.$D$3]/180)" office:value-type="float" office:value="-109.699033922619">
            <text:p>-109.6990339226</text:p>
          </table:table-cell>
          <table:table-cell table:formula="of:=[.$A15]  + ([.$D$2] - [.$B15])*(TAN((90 - [.$D$3])*3.14159/180 - 2*ASIN([.$A15]/[.$D$1])))" office:value-type="float" office:value="255.476417859265">
            <text:p>255.4764178593</text:p>
          </table:table-cell>
          <table:table-cell table:formula="of:=[.$A$15]" office:value-type="float" office:value="200">
            <text:p>200</text:p>
          </table:table-cell>
          <table:table-cell table:style-name="ce1" table:formula="of:=[.$B$15]" office:value-type="float" office:value="23.1094917965185">
            <text:p>23.1094917965</text:p>
          </table:table-cell>
          <table:table-cell table:number-columns-repeated="5"/>
        </table:table-row>
        <table:table-row table:style-name="ro1">
          <table:table-cell table:formula="of:=[.$A15]+[.$F$4]" office:value-type="float" office:value="250">
            <text:p>250</text:p>
          </table:table-cell>
          <table:table-cell table:formula="of:=[.$D$1]*(1-SQRT(1-([.$A16]/[.$D$1])^2))" office:value-type="float" office:value="36.3877231446117">
            <text:p>36.3877231446</text:p>
          </table:table-cell>
          <table:table-cell table:formula="of:=[.$A16] - ([.$D$2]- [.$B16])/TAN(3.14158*[.$D$3]/180)" office:value-type="float" office:value="-51.0759740169036">
            <text:p>-51.0759740169</text:p>
          </table:table-cell>
          <table:table-cell table:formula="of:=[.$A16]  + ([.$D$2] - [.$B16])*(TAN((90 - [.$D$3])*3.14159/180 - 2*ASIN([.$A16]/[.$D$1])))" office:value-type="float" office:value="248.986752704644">
            <text:p>248.9867527046</text:p>
          </table:table-cell>
          <table:table-cell table:formula="of:=[.$C$15]" office:value-type="float" office:value="-109.699033922619">
            <text:p>-109.6990339226</text:p>
          </table:table-cell>
          <table:table-cell table:formula="of:=[.$D$2]" office:value-type="float" office:value="500">
            <text:p>500</text:p>
          </table:table-cell>
          <table:table-cell table:number-columns-repeated="5"/>
        </table:table-row>
        <table:table-row table:style-name="ro1">
          <table:table-cell table:formula="of:=[.$A16]+[.$F$4]" office:value-type="float" office:value="300">
            <text:p>300</text:p>
          </table:table-cell>
          <table:table-cell table:formula="of:=[.$D$1]*(1-SQRT(1-([.$A17]/[.$D$1])^2))" office:value-type="float" office:value="52.9071654237006">
            <text:p>52.9071654237</text:p>
          </table:table-cell>
          <table:table-cell table:formula="of:=[.$A17] - ([.$D$2]- [.$B17])/TAN(3.14158*[.$D$3]/180)" office:value-type="float" office:value="9.65197134323216">
            <text:p>9.6519713432</text:p>
          </table:table-cell>
          <table:table-cell table:formula="of:=[.$A17]  + ([.$D$2] - [.$B17])*(TAN((90 - [.$D$3])*3.14159/180 - 2*ASIN([.$A17]/[.$D$1])))" office:value-type="float" office:value="245.050445608734">
            <text:p>245.0504456087</text:p>
          </table:table-cell>
          <table:table-cell table:number-columns-repeated="7"/>
        </table:table-row>
        <table:table-row table:style-name="ro1">
          <table:table-cell table:formula="of:=[.$A17]+[.$F$4]" office:value-type="float" office:value="350">
            <text:p>350</text:p>
          </table:table-cell>
          <table:table-cell table:formula="of:=[.$D$1]*(1-SQRT(1-([.$A18]/[.$D$1])^2))" office:value-type="float" office:value="72.8675482235529">
            <text:p>72.8675482236</text:p>
          </table:table-cell>
          <table:table-cell table:formula="of:=[.$A18] - ([.$D$2]- [.$B18])/TAN(3.14158*[.$D$3]/180)" office:value-type="float" office:value="72.6145092077985">
            <text:p>72.6145092078</text:p>
          </table:table-cell>
          <table:table-cell table:formula="of:=[.$A18]  + ([.$D$2] - [.$B18])*(TAN((90 - [.$D$3])*3.14159/180 - 2*ASIN([.$A18]/[.$D$1])))" office:value-type="float" office:value="243.168458173485">
            <text:p>243.1684581735</text:p>
          </table:table-cell>
          <table:table-cell/>
          <table:table-cell office:value-type="string">
            <text:p>Sun Reflect</text:p>
          </table:table-cell>
          <table:table-cell table:number-columns-repeated="5"/>
        </table:table-row>
        <table:table-row table:style-name="ro1">
          <table:table-cell table:formula="of:=[.$A18]+[.$F$4]" office:value-type="float" office:value="400">
            <text:p>400</text:p>
          </table:table-cell>
          <table:table-cell table:formula="of:=[.$D$1]*(1-SQRT(1-([.$A19]/[.$D$1])^2))" office:value-type="float" office:value="96.532832208811">
            <text:p>96.5328322088</text:p>
          </table:table-cell>
          <table:table-cell table:formula="of:=[.$A19] - ([.$D$2]- [.$B19])/TAN(3.14158*[.$D$3]/180)" office:value-type="float" office:value="137.983059140463">
            <text:p>137.9830591405</text:p>
          </table:table-cell>
          <table:table-cell table:formula="of:=[.$A19]  + ([.$D$2] - [.$B19])*(TAN((90 - [.$D$3])*3.14159/180 - 2*ASIN([.$A19]/[.$D$1])))" office:value-type="float" office:value="242.925579231623">
            <text:p>242.9255792316</text:p>
          </table:table-cell>
          <table:table-cell table:formula="of:=[.$A$15]" office:value-type="float" office:value="200">
            <text:p>200</text:p>
          </table:table-cell>
          <table:table-cell table:style-name="ce1" table:formula="of:=[.$B$15]" office:value-type="float" office:value="23.1094917965185">
            <text:p>23.1094917965</text:p>
          </table:table-cell>
          <table:table-cell table:number-columns-repeated="5"/>
        </table:table-row>
        <table:table-row table:style-name="ro1">
          <table:table-cell table:formula="of:=[.$A19]+[.$F$4]" office:value-type="float" office:value="450">
            <text:p>450</text:p>
          </table:table-cell>
          <table:table-cell table:formula="of:=[.$D$1]*(1-SQRT(1-([.$A20]/[.$D$1])^2))" office:value-type="float" office:value="124.2523663272">
            <text:p>124.2523663272</text:p>
          </table:table-cell>
          <table:table-cell table:formula="of:=[.$A20] - ([.$D$2]- [.$B20])/TAN(3.14158*[.$D$3]/180)" office:value-type="float" office:value="205.98449299074">
            <text:p>205.9844929907</text:p>
          </table:table-cell>
          <table:table-cell table:formula="of:=[.$A20]  + ([.$D$2] - [.$B20])*(TAN((90 - [.$D$3])*3.14159/180 - 2*ASIN([.$A20]/[.$D$1])))" office:value-type="float" office:value="243.918963049587">
            <text:p>243.9189630496</text:p>
          </table:table-cell>
          <table:table-cell table:formula="of:=[.$D$15]" office:value-type="float" office:value="255.476417859265">
            <text:p>255.4764178593</text:p>
          </table:table-cell>
          <table:table-cell table:formula="of:=[.$D$2]" office:value-type="float" office:value="500">
            <text:p>500</text:p>
          </table:table-cell>
          <table:table-cell table:number-columns-repeated="5"/>
        </table:table-row>
        <table:table-row table:style-name="ro1">
          <table:table-cell table:formula="of:=[.$A20]+[.$F$4]" office:value-type="float" office:value="500">
            <text:p>500</text:p>
          </table:table-cell>
          <table:table-cell table:formula="of:=[.$D$1]*(1-SQRT(1-([.$A21]/[.$D$1])^2))" office:value-type="float" office:value="156.493927853484">
            <text:p>156.4939278535</text:p>
          </table:table-cell>
          <table:table-cell table:formula="of:=[.$A21] - ([.$D$2]- [.$B21])/TAN(3.14158*[.$D$3]/180)" office:value-type="float" office:value="276.922591537643">
            <text:p>276.9225915376</text:p>
          </table:table-cell>
          <table:table-cell table:formula="of:=[.$A21]  + ([.$D$2] - [.$B21])*(TAN((90 - [.$D$3])*3.14159/180 - 2*ASIN([.$A21]/[.$D$1])))" office:value-type="float" office:value="245.652083498704">
            <text:p>245.6520834987</text:p>
          </table:table-cell>
          <table:table-cell table:number-columns-repeated="7"/>
        </table:table-row>
        <table:table-row table:style-name="ro1">
          <table:table-cell table:formula="of:=[.$A21]+[.$F$4]" office:value-type="float" office:value="550">
            <text:p>550</text:p>
          </table:table-cell>
          <table:table-cell table:formula="of:=[.$D$1]*(1-SQRT(1-([.$A22]/[.$D$1])^2))" office:value-type="float" office:value="193.897518669417">
            <text:p>193.8975186694</text:p>
          </table:table-cell>
          <table:table-cell table:formula="of:=[.$A22] - ([.$D$2]- [.$B22])/TAN(3.14158*[.$D$3]/180)" office:value-type="float" office:value="351.212980508833">
            <text:p>351.2129805088</text:p>
          </table:table-cell>
          <table:table-cell table:formula="of:=[.$A22]  + ([.$D$2] - [.$B22])*(TAN((90 - [.$D$3])*3.14159/180 - 2*ASIN([.$A22]/[.$D$1])))" office:value-type="float" office:value="247.312652703285">
            <text:p>247.3126527033</text:p>
          </table:table-cell>
          <table:table-cell/>
          <table:table-cell office:value-type="string">
            <text:p>Sun Origin</text:p>
          </table:table-cell>
          <table:table-cell table:number-columns-repeated="5"/>
        </table:table-row>
        <table:table-row table:style-name="ro1">
          <table:table-cell table:formula="of:=[.$A22]+[.$F$4]" office:value-type="float" office:value="600">
            <text:p>600</text:p>
          </table:table-cell>
          <table:table-cell table:formula="of:=[.$D$1]*(1-SQRT(1-([.$A23]/[.$D$1])^2))" office:value-type="float" office:value="237.368074592895">
            <text:p>237.3680745929</text:p>
          </table:table-cell>
          <table:table-cell table:formula="of:=[.$A23] - ([.$D$2]- [.$B23])/TAN(3.14158*[.$D$3]/180)" office:value-type="float" office:value="429.44333725109">
            <text:p>429.4433372511</text:p>
          </table:table-cell>
          <table:table-cell table:formula="of:=[.$A23]  + ([.$D$2] - [.$B23])*(TAN((90 - [.$D$3])*3.14159/180 - 2*ASIN([.$A23]/[.$D$1])))" office:value-type="float" office:value="247.167957630202">
            <text:p>247.1679576302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$A23]+[.$F$4]" office:value-type="float" office:value="650">
            <text:p>650</text:p>
          </table:table-cell>
          <table:table-cell table:formula="of:=[.$D$1]*(1-SQRT(1-([.$A24]/[.$D$1])^2))" office:value-type="float" office:value="288.247929939945">
            <text:p>288.2479299399</text:p>
          </table:table-cell>
          <table:table-cell table:formula="of:=[.$A24] - ([.$D$2]- [.$B24])/TAN(3.14158*[.$D$3]/180)" office:value-type="float" office:value="512.485391508921">
            <text:p>512.4853915089</text:p>
          </table:table-cell>
          <table:table-cell table:formula="of:=[.$A24]  + ([.$D$2] - [.$B24])*(TAN((90 - [.$D$3])*3.14159/180 - 2*ASIN([.$A24]/[.$D$1])))" office:value-type="float" office:value="240.418711153302">
            <text:p>240.4187111533</text:p>
          </table:table-cell>
          <table:table-cell table:formula="of:=[.$C$11]" office:value-type="float" office:value="-324.706645021413">
            <text:p>-324.7066450214</text:p>
          </table:table-cell>
          <table:table-cell table:formula="of:=[.$D$2]" office:value-type="float" office:value="500">
            <text:p>500</text:p>
          </table:table-cell>
          <table:table-cell table:number-columns-repeated="5"/>
        </table:table-row>
        <table:table-row table:style-name="ro1">
          <table:table-cell table:formula="of:=[.$A24]+[.$F$4]" office:value-type="float" office:value="700">
            <text:p>700</text:p>
          </table:table-cell>
          <table:table-cell table:formula="of:=[.$D$1]*(1-SQRT(1-([.$A25]/[.$D$1])^2))" office:value-type="float" office:value="348.673396467677">
            <text:p>348.6733964677</text:p>
          </table:table-cell>
          <table:table-cell table:formula="of:=[.$A25] - ([.$D$2]- [.$B25])/TAN(3.14158*[.$D$3]/180)" office:value-type="float" office:value="601.726492529068">
            <text:p>601.7264925291</text:p>
          </table:table-cell>
          <table:table-cell table:formula="of:=[.$A25]  + ([.$D$2] - [.$B25])*(TAN((90 - [.$D$3])*3.14159/180 - 2*ASIN([.$A25]/[.$D$1])))" office:value-type="float" office:value="207.723054091953">
            <text:p>207.723054092</text:p>
          </table:table-cell>
          <table:table-cell table:number-columns-repeated="7"/>
        </table:table-row>
        <table:table-row table:style-name="ro2">
          <table:table-cell table:formula="of:=[.$A25]+[.$F$4]" office:value-type="float" office:value="750">
            <text:p>750</text:p>
          </table:table-cell>
          <table:table-cell table:formula="of:=[.$D$1]*(1-SQRT(1-([.$A26]/[.$D$1])^2))" office:value-type="float" office:value="422.435373131609">
            <text:p>422.4353731316</text:p>
          </table:table-cell>
          <table:table-cell table:formula="of:=[.$A26] - ([.$D$2]- [.$B26])/TAN(3.14158*[.$D$3]/180)" office:value-type="float" office:value="699.628500474454">
            <text:p>699.6285004745</text:p>
          </table:table-cell>
          <table:table-cell table:formula="of:=[.$A26]  + ([.$D$2] - [.$B26])*(TAN((90 - [.$D$3])*3.14159/180 - 2*ASIN([.$A26]/[.$D$1])))" office:value-type="float" office:value="-64.6412932783146">
            <text:p>-64.6412932783</text:p>
          </table:table-cell>
          <table:table-cell/>
          <table:table-cell office:value-type="string">
            <text:p>Orig reflec</text:p>
          </table:table-cell>
          <table:table-cell table:number-columns-repeated="5"/>
        </table:table-row>
        <table:table-row table:style-name="ro1">
          <table:table-cell table:formula="of:=[.$A26]+[.$F$4]" office:value-type="float" office:value="800">
            <text:p>800</text:p>
          </table:table-cell>
          <table:table-cell table:formula="of:=[.$D$1]*(1-SQRT(1-([.$A27]/[.$D$1])^2))" office:value-type="float" office:value="517.654762101959">
            <text:p>517.654762102</text:p>
          </table:table-cell>
          <table:table-cell table:formula="of:=[.$A27] - ([.$D$2]- [.$B27])/TAN(3.14158*[.$D$3]/180)" office:value-type="float" office:value="811.465237141556">
            <text:p>811.4652371416</text:p>
          </table:table-cell>
          <table:table-cell table:formula="of:=[.$A27]  + ([.$D$2] - [.$B27])*(TAN((90 - [.$D$3])*3.14159/180 - 2*ASIN([.$A27]/[.$D$1])))" office:value-type="float" office:value="683.573329758229">
            <text:p>683.5733297582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.$A27]+[.$F$4]" office:value-type="float" office:value="850">
            <text:p>850</text:p>
          </table:table-cell>
          <table:table-cell table:formula="of:=[.$D$1]*(1-SQRT(1-([.$A28]/[.$D$1])^2))" office:value-type="float" office:value="661.062509044863">
            <text:p>661.0625090449</text:p>
          </table:table-cell>
          <table:table-cell table:formula="of:=[.$A28] - ([.$D$2]- [.$B28])/TAN(3.14158*[.$D$3]/180)" office:value-type="float" office:value="954.596133901377">
            <text:p>954.5961339014</text:p>
          </table:table-cell>
          <table:table-cell table:formula="of:=[.$A28]  + ([.$D$2] - [.$B28])*(TAN((90 - [.$D$3])*3.14159/180 - 2*ASIN([.$A28]/[.$D$1])))" office:value-type="float" office:value="553.258456657822">
            <text:p>553.2584566578</text:p>
          </table:table-cell>
          <table:table-cell table:formula="of:=[.$D$11]" office:value-type="float" office:value="324.703450769057">
            <text:p>324.7034507691</text:p>
          </table:table-cell>
          <table:table-cell office:value-type="float" office:value="500">
            <text:p>500</text:p>
          </table:table-cell>
          <table:table-cell table:number-columns-repeated="5"/>
        </table:table-row>
      </table:table>
      <table:table table:name="Sheet2" table:style-name="ta2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3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12">12/09/2024</text:date>, <text:time>16:4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9-12T16:41:59.42</dc:date>
    <dc:creator>Colin Windsor</dc:creator>
    <meta:generator>OpenOffice/4.1.15$Win32 OpenOffice.org_project/4115m2$Build-9813</meta:generator>
    <meta:editing-duration>PT7H59M32S</meta:editing-duration>
    <meta:editing-cycles>4</meta:editing-cycles>
    <meta:document-statistic meta:table-count="3" meta:cell-count="1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logarithmic="false" chart:minimum="-200" chart:maximum="300" chart:interval-major="100" chart:interval-minor-divis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false" chart:logarithmic="false" chart:minimum="0" chart:maximum="900" chart:origin="0" chart:interval-major="100" chart:interval-minor-divis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cm" chart:symbol-height="0cm"/>
      <style:graphic-properties svg:stroke-width="0.1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cm" chart:symbol-height="0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cm" chart:symbol-height="0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cm" chart:symbol-height="0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cm" chart:symbol-height="0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cm" chart:symbol-height="0cm">
        <chart:symbol-image/>
      </style:chart-properties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303cm" svg:height="13.888cm" xlink:href=".." xlink:type="simple" chart:class="chart:scatter" chart:style-name="ch1">
        <chart:legend chart:legend-position="end" svg:x="19.08cm" svg:y="5.322cm" style:legend-expansion="high" chart:style-name="ch2"/>
        <chart:plot-area chart:style-name="ch3" table:cell-range-address="Sheet1.A7:Sheet1.B15 Sheet1.B6:Sheet1.B6 Sheet1.F10:Sheet1.F12 Sheet1.F6:Sheet1.F8 Sheet1.F14:Sheet1.F16 Sheet1.F18:Sheet1.F20 Sheet1.F22:Sheet1.F24" chart:data-source-has-labels="row" svg:x="2.096cm" svg:y="1.029cm" svg:width="7.454cm" svg:height="11.349cm">
          <chartooo:coordinate-region svg:x="2.427cm" svg:y="1.241cm" svg:width="6.843cm" svg:height="10.614cm"/>
          <chart:axis chart:dimension="x" chart:name="primary-x" chart:style-name="ch4">
            <chart:title svg:x="4.165cm" svg:y="12.656cm" chart:style-name="ch5">
              <text:p>Horizontal x axis (mm)</text:p>
            </chart:title>
            <chart:grid chart:style-name="ch6" chart:class="major"/>
          </chart:axis>
          <chart:axis chart:dimension="y" chart:name="primary-y" chart:style-name="ch7">
            <chart:title svg:x="1.063cm" svg:y="7.779cm" chart:style-name="ch8">
              <text:p>Height y (mm)</text:p>
            </chart:title>
            <chart:grid chart:style-name="ch6" chart:class="major"/>
          </chart:axis>
          <chart:series chart:style-name="ch9" chart:values-cell-range-address="Sheet1.B7:Sheet1.B15" chart:label-cell-address="Sheet1.B6:Sheet1.B6" chart:class="chart:scatter">
            <chart:domain table:cell-range-address="Sheet1.A7:Sheet1.A15"/>
            <chart:data-point chart:repeated="9"/>
          </chart:series>
          <chart:series chart:style-name="ch10" chart:values-cell-range-address="Sheet1.F11:Sheet1.F12" chart:label-cell-address="Sheet1.F10:Sheet1.F10" chart:class="chart:scatter">
            <chart:domain table:cell-range-address="Sheet1.E11:Sheet1.E12"/>
            <chart:data-point chart:repeated="2"/>
          </chart:series>
          <chart:series chart:style-name="ch11" chart:values-cell-range-address="Sheet1.F7:Sheet1.F8" chart:label-cell-address="Sheet1.F6:Sheet1.F6" chart:class="chart:scatter">
            <chart:domain table:cell-range-address="Sheet1.E7:Sheet1.E8"/>
            <chart:data-point chart:repeated="2"/>
          </chart:series>
          <chart:series chart:style-name="ch12" chart:values-cell-range-address="Sheet1.F15:Sheet1.F16" chart:label-cell-address="Sheet1.F14:Sheet1.F14" chart:class="chart:scatter">
            <chart:domain table:cell-range-address="Sheet1.E15:Sheet1.E16"/>
            <chart:data-point chart:repeated="2"/>
          </chart:series>
          <chart:series chart:style-name="ch13" chart:values-cell-range-address="Sheet1.F19:Sheet1.F20" chart:label-cell-address="Sheet1.F18:Sheet1.F18" chart:class="chart:scatter">
            <chart:domain table:cell-range-address="Sheet1.E19:Sheet1.E20"/>
            <chart:data-point chart:repeated="2"/>
          </chart:series>
          <chart:series chart:style-name="ch14" chart:values-cell-range-address="F23:Sheet1.F24" chart:label-cell-address="Sheet1.F22:Sheet1.F22" chart:class="chart:scatter">
            <chart:domain table:cell-range-address="E23:Sheet1.E24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rror</text:p>
                <draw:g>
                  <svg:desc>Sheet1.B6:Sheet1.B6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Radial line</text:p>
                <draw:g>
                  <svg:desc>Sheet1.F10:Sheet1.F10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Focus plane</text:p>
                <draw:g>
                  <svg:desc>Sheet1.F6:Sheet1.F6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Sun line</text:p>
                <draw:g>
                  <svg:desc>Sheet1.F14:Sheet1.F14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Sun Reflect</text:p>
                <draw:g>
                  <svg:desc>Sheet1.F18:Sheet1.F18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Sun Origin</text:p>
                <draw:g>
                  <svg:desc>Sheet1.F22:Sheet1.F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0">
                <text:p>-200</text:p>
                <draw:g>
                  <svg:desc>Sheet1.A7:Sheet1.A15</svg:desc>
                </draw:g>
              </table:table-cell>
              <table:table-cell office:value-type="float" office:value="23.1094917965185">
                <text:p>23.1094917965185</text:p>
                <draw:g>
                  <svg:desc>Sheet1.B7:Sheet1.B15</svg:desc>
                </draw:g>
              </table:table-cell>
              <table:table-cell office:value-type="float" office:value="200">
                <text:p>200</text:p>
                <draw:g>
                  <svg:desc>Sheet1.E11:Sheet1.E12</svg:desc>
                </draw:g>
              </table:table-cell>
              <table:table-cell office:value-type="float" office:value="23.1094917965185">
                <text:p>23.1094917965185</text:p>
                <draw:g>
                  <svg:desc>Sheet1.F11:Sheet1.F12</svg:desc>
                </draw:g>
              </table:table-cell>
              <table:table-cell office:value-type="float" office:value="-200">
                <text:p>-200</text:p>
                <draw:g>
                  <svg:desc>Sheet1.E7:Sheet1.E8</svg:desc>
                </draw:g>
              </table:table-cell>
              <table:table-cell office:value-type="float" office:value="500">
                <text:p>500</text:p>
                <draw:g>
                  <svg:desc>Sheet1.F7:Sheet1.F8</svg:desc>
                </draw:g>
              </table:table-cell>
              <table:table-cell office:value-type="float" office:value="200">
                <text:p>200</text:p>
                <draw:g>
                  <svg:desc>Sheet1.E15:Sheet1.E16</svg:desc>
                </draw:g>
              </table:table-cell>
              <table:table-cell office:value-type="float" office:value="23.1094917965185">
                <text:p>23.1094917965185</text:p>
                <draw:g>
                  <svg:desc>Sheet1.F15:Sheet1.F16</svg:desc>
                </draw:g>
              </table:table-cell>
              <table:table-cell office:value-type="float" office:value="200">
                <text:p>200</text:p>
                <draw:g>
                  <svg:desc>Sheet1.E19:Sheet1.E20</svg:desc>
                </draw:g>
              </table:table-cell>
              <table:table-cell office:value-type="float" office:value="23.1094917965185">
                <text:p>23.1094917965185</text:p>
                <draw:g>
                  <svg:desc>Sheet1.F19:Sheet1.F20</svg:desc>
                </draw:g>
              </table:table-cell>
              <table:table-cell office:value-type="float" office:value="0">
                <text:p>0</text:p>
                <draw:g>
                  <svg:desc>E23:Sheet1.E24</svg:desc>
                </draw:g>
              </table:table-cell>
              <table:table-cell office:value-type="float" office:value="0">
                <text:p>0</text:p>
                <draw:g>
                  <svg:desc>F23:Sheet1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50">
                <text:p>-150</text:p>
              </table:table-cell>
              <table:table-cell office:value-type="float" office:value="12.9230358353487">
                <text:p>12.9230358353487</text:p>
              </table:table-cell>
              <table:table-cell office:value-type="float" office:value="0">
                <text:p>0</text:p>
              </table:table-cell>
              <table:table-cell office:value-type="float" office:value="877">
                <text:p>877</text:p>
              </table:table-cell>
              <table:table-cell office:value-type="float" office:value="300">
                <text:p>300</text:p>
              </table:table-cell>
              <table:table-cell office:value-type="float" office:value="500">
                <text:p>500</text:p>
              </table:table-cell>
              <table:table-cell office:value-type="float" office:value="-109.699033922619">
                <text:p>-109.699033922619</text:p>
              </table:table-cell>
              <table:table-cell office:value-type="float" office:value="500">
                <text:p>500</text:p>
              </table:table-cell>
              <table:table-cell office:value-type="float" office:value="255.476417859265">
                <text:p>255.476417859265</text:p>
              </table:table-cell>
              <table:table-cell office:value-type="float" office:value="500">
                <text:p>500</text:p>
              </table:table-cell>
              <table:table-cell office:value-type="float" office:value="-324.706645021413">
                <text:p>-324.70664502141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0">
                <text:p>-100</text:p>
              </table:table-cell>
              <table:table-cell office:value-type="float" office:value="5.71990726288255">
                <text:p>5.71990726288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0">
                <text:p>-50</text:p>
              </table:table-cell>
              <table:table-cell office:value-type="float" office:value="1.42647367568269">
                <text:p>1.42647367568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.42647367568269">
                <text:p>1.42647367568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5.71990726288255">
                <text:p>5.71990726288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12.9230358353487">
                <text:p>12.9230358353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">
                <text:p>200</text:p>
              </table:table-cell>
              <table:table-cell office:value-type="float" office:value="23.1094917965185">
                <text:p>23.1094917965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